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.532cm" svg:height="0.466cm" svg:x="0cm" svg:y="19.86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.772cm" svg:height="0.466cm" svg:x="0cm" svg:y="19.41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049cm" svg:height="0.848cm" svg:x="0cm" svg:y="20.3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3.627cm" svg:height="0.466cm" svg:x="0cm" svg:y="21.223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2" draw:text-style-name="P1" svg:width="30.302cm" svg:height="19.987cm" svg:x="31.275cm" svg:y="0.38cm">
            <draw:object draw:notify-on-update-of-ranges="List1.E2:List1.E102 List1.F2:List1.F102 List1.I2:List1.I102 List1.J2:List1.J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procenta sviceni</text:p>
          </table:table-cell>
          <table:table-cell office:value-type="string" calcext:value-type="string">
            <text:p>Odhad reality</text:p>
          </table:table-cell>
          <table:table-cell office:value-type="string" calcext:value-type="string">
            <text:p>Vypocet nezaok</text:p>
          </table:table-cell>
          <table:table-cell office:value-type="string" calcext:value-type="string">
            <text:p>typ vzorc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ROUND([.G2];0)" office:value-type="float" office:value="0" calcext:value-type="float">
            <text:p>0</text:p>
          </table:table-cell>
          <table:table-cell table:formula="of:=ROUNDDOWN([.G2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K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3];0)" office:value-type="float" office:value="1" calcext:value-type="float">
            <text:p>1</text:p>
          </table:table-cell>
          <table:table-cell table:formula="of:=ROUNDDOWN([.G3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4];0)" office:value-type="float" office:value="1" calcext:value-type="float">
            <text:p>1</text:p>
          </table:table-cell>
          <table:table-cell table:formula="of:=ROUNDDOWN([.G4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5];0)" office:value-type="float" office:value="1" calcext:value-type="float">
            <text:p>1</text:p>
          </table:table-cell>
          <table:table-cell table:formula="of:=ROUNDDOWN([.G5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6];0)" office:value-type="float" office:value="1" calcext:value-type="float">
            <text:p>1</text:p>
          </table:table-cell>
          <table:table-cell table:formula="of:=ROUNDDOWN([.G6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7];0)" office:value-type="float" office:value="1" calcext:value-type="float">
            <text:p>1</text:p>
          </table:table-cell>
          <table:table-cell table:formula="of:=ROUNDDOWN([.G7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8];0)" office:value-type="float" office:value="1" calcext:value-type="float">
            <text:p>1</text:p>
          </table:table-cell>
          <table:table-cell table:formula="of:=ROUNDDOWN([.G8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8];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9];0)" office:value-type="float" office:value="1" calcext:value-type="float">
            <text:p>1</text:p>
          </table:table-cell>
          <table:table-cell table:formula="of:=ROUNDDOWN([.G9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0];0)" office:value-type="float" office:value="1" calcext:value-type="float">
            <text:p>1</text:p>
          </table:table-cell>
          <table:table-cell table:formula="of:=ROUNDDOWN([.G10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1];0)" office:value-type="float" office:value="1" calcext:value-type="float">
            <text:p>1</text:p>
          </table:table-cell>
          <table:table-cell table:formula="of:=ROUNDDOWN([.G11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2];0)" office:value-type="float" office:value="1" calcext:value-type="float">
            <text:p>1</text:p>
          </table:table-cell>
          <table:table-cell table:formula="of:=ROUNDDOWN([.G12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2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3];0)" office:value-type="float" office:value="1" calcext:value-type="float">
            <text:p>1</text:p>
          </table:table-cell>
          <table:table-cell table:formula="of:=ROUNDDOWN([.G13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3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4];0)" office:value-type="float" office:value="1" calcext:value-type="float">
            <text:p>1</text:p>
          </table:table-cell>
          <table:table-cell table:formula="of:=ROUNDDOWN([.G14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4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5];0)" office:value-type="float" office:value="1" calcext:value-type="float">
            <text:p>1</text:p>
          </table:table-cell>
          <table:table-cell table:formula="of:=ROUNDDOWN([.G15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5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6];0)" office:value-type="float" office:value="1" calcext:value-type="float">
            <text:p>1</text:p>
          </table:table-cell>
          <table:table-cell table:formula="of:=ROUNDDOWN([.G16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6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7];0)" office:value-type="float" office:value="1" calcext:value-type="float">
            <text:p>1</text:p>
          </table:table-cell>
          <table:table-cell table:formula="of:=ROUNDDOWN([.G17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7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8];0)" office:value-type="float" office:value="1" calcext:value-type="float">
            <text:p>1</text:p>
          </table:table-cell>
          <table:table-cell table:formula="of:=ROUNDDOWN([.G18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8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19];0)" office:value-type="float" office:value="1" calcext:value-type="float">
            <text:p>1</text:p>
          </table:table-cell>
          <table:table-cell table:formula="of:=ROUNDDOWN([.G19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19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20];0)" office:value-type="float" office:value="1" calcext:value-type="float">
            <text:p>1</text:p>
          </table:table-cell>
          <table:table-cell table:formula="of:=ROUNDDOWN([.G20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20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ROUND([.G21];0)" office:value-type="float" office:value="1" calcext:value-type="float">
            <text:p>1</text:p>
          </table:table-cell>
          <table:table-cell table:formula="of:=ROUNDDOWN([.G21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K21]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-1+(1.741)^([.E22]/10)" office:value-type="float" office:value="2.031081" calcext:value-type="float">
            <text:p>2,031081</text:p>
          </table:table-cell>
          <table:table-cell office:value-type="string" calcext:value-type="string">
            <text:p>C</text:p>
          </table:table-cell>
          <table:table-cell table:formula="of:=ROUND([.G22];0)" office:value-type="float" office:value="2" calcext:value-type="float">
            <text:p>2</text:p>
          </table:table-cell>
          <table:table-cell table:formula="of:=ROUNDDOWN([.G22];0)" office:value-type="float" office:value="2" calcext:value-type="float">
            <text:p>2</text:p>
          </table:table-cell>
          <table:table-cell table:formula="of:=-1+(3)^([.E22]/20)" office:value-type="float" office:value="2" calcext:value-type="float">
            <text:p>2</text:p>
          </table:table-cell>
          <table:table-cell/>
          <table:table-cell table:formula="of:=ROUND([.K22];0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-1+(1.741)^([.E23]/10)" office:value-type="float" office:value="2.20388868999004" calcext:value-type="float">
            <text:p>2,20388868999004</text:p>
          </table:table-cell>
          <table:table-cell office:value-type="string" calcext:value-type="string">
            <text:p>C</text:p>
          </table:table-cell>
          <table:table-cell table:formula="of:=ROUND([.G23];0)" office:value-type="float" office:value="2" calcext:value-type="float">
            <text:p>2</text:p>
          </table:table-cell>
          <table:table-cell table:formula="of:=ROUNDDOWN([.G23];0)" office:value-type="float" office:value="2" calcext:value-type="float">
            <text:p>2</text:p>
          </table:table-cell>
          <table:table-cell table:formula="of:=-1+(1.65)^([.E23]/9)" office:value-type="float" office:value="2.21708500564777" calcext:value-type="float">
            <text:p>2,21708500564777</text:p>
          </table:table-cell>
          <table:table-cell/>
          <table:table-cell table:formula="of:=ROUND([.K23];0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-1+(1.741)^([.E24]/10)" office:value-type="float" office:value="2.38654847489925" calcext:value-type="float">
            <text:p>2,38654847489925</text:p>
          </table:table-cell>
          <table:table-cell office:value-type="string" calcext:value-type="string">
            <text:p>C</text:p>
          </table:table-cell>
          <table:table-cell table:formula="of:=ROUND([.G24];0)" office:value-type="float" office:value="2" calcext:value-type="float">
            <text:p>2</text:p>
          </table:table-cell>
          <table:table-cell table:formula="of:=ROUNDDOWN([.G24];0)" office:value-type="float" office:value="2" calcext:value-type="float">
            <text:p>2</text:p>
          </table:table-cell>
          <table:table-cell table:formula="of:=-1+(1.65)^([.E24]/9)" office:value-type="float" office:value="2.4011627908145" calcext:value-type="float">
            <text:p>2,4011627908145</text:p>
          </table:table-cell>
          <table:table-cell/>
          <table:table-cell table:formula="of:=ROUND([.K24];0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-1+(1.741)^([.E25]/10)" office:value-type="float" office:value="2.57962204138811" calcext:value-type="float">
            <text:p>2,57962204138811</text:p>
          </table:table-cell>
          <table:table-cell office:value-type="string" calcext:value-type="string">
            <text:p>C</text:p>
          </table:table-cell>
          <table:table-cell table:formula="of:=ROUND([.G25];0)" office:value-type="float" office:value="3" calcext:value-type="float">
            <text:p>3</text:p>
          </table:table-cell>
          <table:table-cell table:formula="of:=ROUNDDOWN([.G25];0)" office:value-type="float" office:value="2" calcext:value-type="float">
            <text:p>2</text:p>
          </table:table-cell>
          <table:table-cell table:formula="of:=-1+(1.65)^([.E25]/9)" office:value-type="float" office:value="2.59577328833803" calcext:value-type="float">
            <text:p>2,59577328833803</text:p>
          </table:table-cell>
          <table:table-cell/>
          <table:table-cell table:formula="of:=ROUND([.K25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-1+(1.741)^([.E26]/10)" office:value-type="float" office:value="2.78370309894141" calcext:value-type="float">
            <text:p>2,78370309894141</text:p>
          </table:table-cell>
          <table:table-cell office:value-type="string" calcext:value-type="string">
            <text:p>C</text:p>
          </table:table-cell>
          <table:table-cell table:formula="of:=ROUND([.G26];0)" office:value-type="float" office:value="3" calcext:value-type="float">
            <text:p>3</text:p>
          </table:table-cell>
          <table:table-cell table:formula="of:=ROUNDDOWN([.G26];0)" office:value-type="float" office:value="2" calcext:value-type="float">
            <text:p>2</text:p>
          </table:table-cell>
          <table:table-cell table:formula="of:=-1+(1.65)^([.E26]/9)" office:value-type="float" office:value="2.80151916751652" calcext:value-type="float">
            <text:p>2,80151916751652</text:p>
          </table:table-cell>
          <table:table-cell/>
          <table:table-cell table:formula="of:=ROUND([.K26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-1+(1.741)^([.E27]/10)" office:value-type="float" office:value="2.99941920555031" calcext:value-type="float">
            <text:p>2,99941920555031</text:p>
          </table:table-cell>
          <table:table-cell office:value-type="string" calcext:value-type="string">
            <text:p>C</text:p>
          </table:table-cell>
          <table:table-cell table:formula="of:=ROUND([.G27];0)" office:value-type="float" office:value="3" calcext:value-type="float">
            <text:p>3</text:p>
          </table:table-cell>
          <table:table-cell table:formula="of:=ROUNDDOWN([.G27];0)" office:value-type="float" office:value="2" calcext:value-type="float">
            <text:p>2</text:p>
          </table:table-cell>
          <table:table-cell table:formula="of:=-1+(1.65)^([.E27]/9)" office:value-type="float" office:value="3.01903758166995" calcext:value-type="float">
            <text:p>3,01903758166995</text:p>
          </table:table-cell>
          <table:table-cell/>
          <table:table-cell table:formula="of:=ROUND([.K27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-1+(1.741)^([.E28]/10)" office:value-type="float" office:value="3.22743369748007" calcext:value-type="float">
            <text:p>3,22743369748007</text:p>
          </table:table-cell>
          <table:table-cell office:value-type="string" calcext:value-type="string">
            <text:p>C</text:p>
          </table:table-cell>
          <table:table-cell table:formula="of:=ROUND([.G28];0)" office:value-type="float" office:value="3" calcext:value-type="float">
            <text:p>3</text:p>
          </table:table-cell>
          <table:table-cell table:formula="of:=ROUNDDOWN([.G28];0)" office:value-type="float" office:value="3" calcext:value-type="float">
            <text:p>3</text:p>
          </table:table-cell>
          <table:table-cell table:formula="of:=-1+(1.65)^([.E28]/9)" office:value-type="float" office:value="3.24900214127495" calcext:value-type="float">
            <text:p>3,24900214127495</text:p>
          </table:table-cell>
          <table:table-cell/>
          <table:table-cell table:formula="of:=ROUND([.K28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-1+(1.741)^([.E29]/10)" office:value-type="float" office:value="3.46844772905745" calcext:value-type="float">
            <text:p>3,46844772905745</text:p>
          </table:table-cell>
          <table:table-cell office:value-type="string" calcext:value-type="string">
            <text:p>C</text:p>
          </table:table-cell>
          <table:table-cell table:formula="of:=ROUND([.G29];0)" office:value-type="float" office:value="3" calcext:value-type="float">
            <text:p>3</text:p>
          </table:table-cell>
          <table:table-cell table:formula="of:=ROUNDDOWN([.G29];0)" office:value-type="float" office:value="3" calcext:value-type="float">
            <text:p>3</text:p>
          </table:table-cell>
          <table:table-cell table:formula="of:=-1+(1.65)^([.E29]/9)" office:value-type="float" office:value="3.492125" calcext:value-type="float">
            <text:p>3,492125</text:p>
          </table:table-cell>
          <table:table-cell/>
          <table:table-cell table:formula="of:=ROUND([.K29];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-1+(1.741)^([.E30]/10)" office:value-type="float" office:value="3.72320242875028" calcext:value-type="float">
            <text:p>3,72320242875028</text:p>
          </table:table-cell>
          <table:table-cell office:value-type="string" calcext:value-type="string">
            <text:p>C</text:p>
          </table:table-cell>
          <table:table-cell table:formula="of:=ROUND([.G30];0)" office:value-type="float" office:value="4" calcext:value-type="float">
            <text:p>4</text:p>
          </table:table-cell>
          <table:table-cell table:formula="of:=ROUNDDOWN([.G30];0)" office:value-type="float" office:value="3" calcext:value-type="float">
            <text:p>3</text:p>
          </table:table-cell>
          <table:table-cell table:formula="of:=-1+(1.65)^([.E30]/9)" office:value-type="float" office:value="3.74915906010112" calcext:value-type="float">
            <text:p>3,74915906010112</text:p>
          </table:table-cell>
          <table:table-cell/>
          <table:table-cell table:formula="of:=ROUND([.K30];0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-1+(1.741)^([.E31]/10)" office:value-type="float" office:value="3.99248117816928" calcext:value-type="float">
            <text:p>3,99248117816928</text:p>
          </table:table-cell>
          <table:table-cell office:value-type="string" calcext:value-type="string">
            <text:p>C</text:p>
          </table:table-cell>
          <table:table-cell table:formula="of:=ROUND([.G31];0)" office:value-type="float" office:value="4" calcext:value-type="float">
            <text:p>4</text:p>
          </table:table-cell>
          <table:table-cell table:formula="of:=ROUNDDOWN([.G31];0)" office:value-type="float" office:value="3" calcext:value-type="float">
            <text:p>3</text:p>
          </table:table-cell>
          <table:table-cell table:formula="of:=-1+(1.65)^([.E31]/9)" office:value-type="float" office:value="4.02090030400769" calcext:value-type="float">
            <text:p>4,02090030400769</text:p>
          </table:table-cell>
          <table:table-cell/>
          <table:table-cell table:formula="of:=ROUND([.K31];0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-1+(1.741)^([.E32]/10)" office:value-type="float" office:value="4.277112021" calcext:value-type="float">
            <text:p>4,277112021</text:p>
          </table:table-cell>
          <table:table-cell office:value-type="string" calcext:value-type="string">
            <text:p>C</text:p>
          </table:table-cell>
          <table:table-cell table:formula="of:=ROUND([.G32];0)" office:value-type="float" office:value="4" calcext:value-type="float">
            <text:p>4</text:p>
          </table:table-cell>
          <table:table-cell table:formula="of:=ROUNDDOWN([.G32];0)" office:value-type="float" office:value="4" calcext:value-type="float">
            <text:p>4</text:p>
          </table:table-cell>
          <table:table-cell table:formula="of:=-1+(1.65)^([.E32]/9)" office:value-type="float" office:value="4.30819025931882" calcext:value-type="float">
            <text:p>4,30819025931882</text:p>
          </table:table-cell>
          <table:table-cell/>
          <table:table-cell table:formula="of:=ROUND([.K32];0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-1+(1.741)^([.E33]/10)" office:value-type="float" office:value="4.57797020927266" calcext:value-type="float">
            <text:p>4,57797020927266</text:p>
          </table:table-cell>
          <table:table-cell office:value-type="string" calcext:value-type="string">
            <text:p>C</text:p>
          </table:table-cell>
          <table:table-cell table:formula="of:=ROUND([.G33];0)" office:value-type="float" office:value="5" calcext:value-type="float">
            <text:p>5</text:p>
          </table:table-cell>
          <table:table-cell table:formula="of:=ROUNDDOWN([.G33];0)" office:value-type="float" office:value="4" calcext:value-type="float">
            <text:p>4</text:p>
          </table:table-cell>
          <table:table-cell table:formula="of:=-1+(1.65)^([.E33]/9)" office:value-type="float" office:value="4.61191860484392" calcext:value-type="float">
            <text:p>4,61191860484392</text:p>
          </table:table-cell>
          <table:table-cell/>
          <table:table-cell table:formula="of:=ROUND([.K33];0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-1+(1.741)^([.E34]/10)" office:value-type="float" office:value="4.89598089479959" calcext:value-type="float">
            <text:p>4,89598089479959</text:p>
          </table:table-cell>
          <table:table-cell office:value-type="string" calcext:value-type="string">
            <text:p>C</text:p>
          </table:table-cell>
          <table:table-cell table:formula="of:=ROUND([.G34];0)" office:value-type="float" office:value="5" calcext:value-type="float">
            <text:p>5</text:p>
          </table:table-cell>
          <table:table-cell table:formula="of:=ROUNDDOWN([.G34];0)" office:value-type="float" office:value="4" calcext:value-type="float">
            <text:p>4</text:p>
          </table:table-cell>
          <table:table-cell table:formula="of:=-1+(1.65)^([.E34]/9)" office:value-type="float" office:value="4.93302592575775" calcext:value-type="float">
            <text:p>4,93302592575775</text:p>
          </table:table-cell>
          <table:table-cell/>
          <table:table-cell table:formula="of:=ROUND([.K34];0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-1+(1.741)^([.E35]/10)" office:value-type="float" office:value="5.23212197405671" calcext:value-type="float">
            <text:p>5,23212197405671</text:p>
          </table:table-cell>
          <table:table-cell office:value-type="string" calcext:value-type="string">
            <text:p>C</text:p>
          </table:table-cell>
          <table:table-cell table:formula="of:=ROUND([.G35];0)" office:value-type="float" office:value="5" calcext:value-type="float">
            <text:p>5</text:p>
          </table:table-cell>
          <table:table-cell table:formula="of:=ROUNDDOWN([.G35];0)" office:value-type="float" office:value="5" calcext:value-type="float">
            <text:p>5</text:p>
          </table:table-cell>
          <table:table-cell table:formula="of:=-1+(1.65)^([.E35]/9)" office:value-type="float" office:value="5.27250662640226" calcext:value-type="float">
            <text:p>5,27250662640226</text:p>
          </table:table-cell>
          <table:table-cell/>
          <table:table-cell table:formula="of:=ROUND([.K35];0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-1+(1.741)^([.E36]/10)" office:value-type="float" office:value="5.587427095257" calcext:value-type="float">
            <text:p>5,587427095257</text:p>
          </table:table-cell>
          <table:table-cell office:value-type="string" calcext:value-type="string">
            <text:p>C</text:p>
          </table:table-cell>
          <table:table-cell table:formula="of:=ROUND([.G36];0)" office:value-type="float" office:value="6" calcext:value-type="float">
            <text:p>6</text:p>
          </table:table-cell>
          <table:table-cell table:formula="of:=ROUNDDOWN([.G36];0)" office:value-type="float" office:value="5" calcext:value-type="float">
            <text:p>5</text:p>
          </table:table-cell>
          <table:table-cell table:formula="of:=-1+(1.65)^([.E36]/9)" office:value-type="float" office:value="5.63141200975542" calcext:value-type="float">
            <text:p>5,63141200975542</text:p>
          </table:table-cell>
          <table:table-cell/>
          <table:table-cell table:formula="of:=ROUND([.K36];0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-1+(1.741)^([.E37]/10)" office:value-type="float" office:value="5.9629888368631" calcext:value-type="float">
            <text:p>5,9629888368631</text:p>
          </table:table-cell>
          <table:table-cell office:value-type="string" calcext:value-type="string">
            <text:p>C</text:p>
          </table:table-cell>
          <table:table-cell table:formula="of:=ROUND([.G37];0)" office:value-type="float" office:value="6" calcext:value-type="float">
            <text:p>6</text:p>
          </table:table-cell>
          <table:table-cell table:formula="of:=ROUNDDOWN([.G37];0)" office:value-type="float" office:value="5" calcext:value-type="float">
            <text:p>5</text:p>
          </table:table-cell>
          <table:table-cell table:formula="of:=-1+(1.65)^([.E37]/9)" office:value-type="float" office:value="6.01085353310367" calcext:value-type="float">
            <text:p>6,01085353310367</text:p>
          </table:table-cell>
          <table:table-cell/>
          <table:table-cell table:formula="of:=ROUND([.K37];0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-1+(1.741)^([.E38]/10)" office:value-type="float" office:value="6.35996206731281" calcext:value-type="float">
            <text:p>6,35996206731281</text:p>
          </table:table-cell>
          <table:table-cell office:value-type="string" calcext:value-type="string">
            <text:p>C</text:p>
          </table:table-cell>
          <table:table-cell table:formula="of:=ROUND([.G38];0)" office:value-type="float" office:value="6" calcext:value-type="float">
            <text:p>6</text:p>
          </table:table-cell>
          <table:table-cell table:formula="of:=ROUNDDOWN([.G38];0)" office:value-type="float" office:value="6" calcext:value-type="float">
            <text:p>6</text:p>
          </table:table-cell>
          <table:table-cell table:formula="of:=-1+(1.65)^([.E38]/9)" office:value-type="float" office:value="6.41200625" calcext:value-type="float">
            <text:p>6,41200625</text:p>
          </table:table-cell>
          <table:table-cell/>
          <table:table-cell table:formula="of:=ROUND([.K38];0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-1+(1.741)^([.E39]/10)" office:value-type="float" office:value="6.77956749628902" calcext:value-type="float">
            <text:p>6,77956749628902</text:p>
          </table:table-cell>
          <table:table-cell office:value-type="string" calcext:value-type="string">
            <text:p>C</text:p>
          </table:table-cell>
          <table:table-cell table:formula="of:=ROUND([.G39];0)" office:value-type="float" office:value="7" calcext:value-type="float">
            <text:p>7</text:p>
          </table:table-cell>
          <table:table-cell table:formula="of:=ROUNDDOWN([.G39];0)" office:value-type="float" office:value="6" calcext:value-type="float">
            <text:p>6</text:p>
          </table:table-cell>
          <table:table-cell table:formula="of:=-1+(1.65)^([.E39]/9)" office:value-type="float" office:value="6.83611244916684" calcext:value-type="float">
            <text:p>6,83611244916684</text:p>
          </table:table-cell>
          <table:table-cell/>
          <table:table-cell table:formula="of:=ROUND([.K39];0)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-1+(1.741)^([.E40]/10)" office:value-type="float" office:value="7.22309542845424" calcext:value-type="float">
            <text:p>7,22309542845424</text:p>
          </table:table-cell>
          <table:table-cell office:value-type="string" calcext:value-type="string">
            <text:p>C</text:p>
          </table:table-cell>
          <table:table-cell table:formula="of:=ROUND([.G40];0)" office:value-type="float" office:value="7" calcext:value-type="float">
            <text:p>7</text:p>
          </table:table-cell>
          <table:table-cell table:formula="of:=ROUNDDOWN([.G40];0)" office:value-type="float" office:value="7" calcext:value-type="float">
            <text:p>7</text:p>
          </table:table-cell>
          <table:table-cell table:formula="of:=-1+(1.65)^([.E40]/9)" office:value-type="float" office:value="7.28448550161268" calcext:value-type="float">
            <text:p>7,28448550161268</text:p>
          </table:table-cell>
          <table:table-cell/>
          <table:table-cell table:formula="of:=ROUND([.K40];0)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-1+(1.741)^([.E41]/10)" office:value-type="float" office:value="7.69190973119272" calcext:value-type="float">
            <text:p>7,69190973119272</text:p>
          </table:table-cell>
          <table:table-cell office:value-type="string" calcext:value-type="string">
            <text:p>C</text:p>
          </table:table-cell>
          <table:table-cell table:formula="of:=ROUND([.G41];0)" office:value-type="float" office:value="8" calcext:value-type="float">
            <text:p>8</text:p>
          </table:table-cell>
          <table:table-cell table:formula="of:=ROUNDDOWN([.G41];0)" office:value-type="float" office:value="7" calcext:value-type="float">
            <text:p>7</text:p>
          </table:table-cell>
          <table:table-cell table:formula="of:=-1+(1.65)^([.E41]/9)" office:value-type="float" office:value="7.75851392787606" calcext:value-type="float">
            <text:p>7,75851392787606</text:p>
          </table:table-cell>
          <table:table-cell/>
          <table:table-cell table:formula="of:=ROUND([.K41];0)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-1+(1.741)^([.E42]/10)" office:value-type="float" office:value="8.187452028561" calcext:value-type="float">
            <text:p>8,187452028561</text:p>
          </table:table-cell>
          <table:table-cell office:value-type="string" calcext:value-type="string">
            <text:p>C</text:p>
          </table:table-cell>
          <table:table-cell table:formula="of:=ROUND([.G42];0)" office:value-type="float" office:value="8" calcext:value-type="float">
            <text:p>8</text:p>
          </table:table-cell>
          <table:table-cell table:formula="of:=ROUNDDOWN([.G42];0)" office:value-type="float" office:value="8" calcext:value-type="float">
            <text:p>8</text:p>
          </table:table-cell>
          <table:table-cell table:formula="of:=-1+(1.65)^([.E42]/9)" office:value-type="float" office:value="8.25966569799247" calcext:value-type="float">
            <text:p>8,25966569799247</text:p>
          </table:table-cell>
          <table:table-cell/>
          <table:table-cell table:formula="of:=ROUND([.K42];0)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formula="of:=-1+(1.741)^([.E43]/10)" office:value-type="float" office:value="8.7112461343437" calcext:value-type="float">
            <text:p>8,7112461343437</text:p>
          </table:table-cell>
          <table:table-cell office:value-type="string" calcext:value-type="string">
            <text:p>C</text:p>
          </table:table-cell>
          <table:table-cell table:formula="of:=ROUND([.G43];0)" office:value-type="float" office:value="9" calcext:value-type="float">
            <text:p>9</text:p>
          </table:table-cell>
          <table:table-cell table:formula="of:=ROUNDDOWN([.G43];0)" office:value-type="float" office:value="8" calcext:value-type="float">
            <text:p>8</text:p>
          </table:table-cell>
          <table:table-cell table:formula="of:=-1+(1.65)^([.E43]/9)" office:value-type="float" office:value="8.78949277750029" calcext:value-type="float">
            <text:p>8,78949277750029</text:p>
          </table:table-cell>
          <table:table-cell/>
          <table:table-cell table:formula="of:=ROUND([.K43];0)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-1+(1.741)^([.E44]/10)" office:value-type="float" office:value="9.26490273784609" calcext:value-type="float">
            <text:p>9,26490273784609</text:p>
          </table:table-cell>
          <table:table-cell office:value-type="string" calcext:value-type="string">
            <text:p>C</text:p>
          </table:table-cell>
          <table:table-cell table:formula="of:=ROUND([.G44];0)" office:value-type="float" office:value="9" calcext:value-type="float">
            <text:p>9</text:p>
          </table:table-cell>
          <table:table-cell table:formula="of:=ROUNDDOWN([.G44];0)" office:value-type="float" office:value="9" calcext:value-type="float">
            <text:p>9</text:p>
          </table:table-cell>
          <table:table-cell table:formula="of:=-1+(1.65)^([.E44]/9)" office:value-type="float" office:value="9.34963593356373" calcext:value-type="float">
            <text:p>9,34963593356373</text:p>
          </table:table-cell>
          <table:table-cell/>
          <table:table-cell table:formula="of:=ROUND([.K44];0)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-1+(1.741)^([.E45]/10)" office:value-type="float" office:value="9.85012435683272" calcext:value-type="float">
            <text:p>9,85012435683272</text:p>
          </table:table-cell>
          <table:table-cell office:value-type="string" calcext:value-type="string">
            <text:p>C</text:p>
          </table:table-cell>
          <table:table-cell table:formula="of:=ROUND([.G45];0)" office:value-type="float" office:value="10" calcext:value-type="float">
            <text:p>10</text:p>
          </table:table-cell>
          <table:table-cell table:formula="of:=ROUNDDOWN([.G45];0)" office:value-type="float" office:value="9" calcext:value-type="float">
            <text:p>9</text:p>
          </table:table-cell>
          <table:table-cell table:formula="of:=-1+(1.65)^([.E45]/9)" office:value-type="float" office:value="9.94182981609645" calcext:value-type="float">
            <text:p>9,94182981609645</text:p>
          </table:table-cell>
          <table:table-cell/>
          <table:table-cell table:formula="of:=ROUND([.K45];0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-1+(1.741)^([.E46]/10)" office:value-type="float" office:value="10.4687105728424" calcext:value-type="float">
            <text:p>10,4687105728424</text:p>
          </table:table-cell>
          <table:table-cell office:value-type="string" calcext:value-type="string">
            <text:p>C</text:p>
          </table:table-cell>
          <table:table-cell table:formula="of:=ROUND([.G46];0)" office:value-type="float" office:value="10" calcext:value-type="float">
            <text:p>10</text:p>
          </table:table-cell>
          <table:table-cell table:formula="of:=ROUNDDOWN([.G46];0)" office:value-type="float" office:value="10" calcext:value-type="float">
            <text:p>10</text:p>
          </table:table-cell>
          <table:table-cell table:formula="of:=-1+(1.65)^([.E46]/9)" office:value-type="float" office:value="10.5679083296211" calcext:value-type="float">
            <text:p>10,5679083296211</text:p>
          </table:table-cell>
          <table:table-cell/>
          <table:table-cell table:formula="of:=ROUND([.K46];0)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-1+(1.741)^([.E47]/10)" office:value-type="float" office:value="11.1225635649787" calcext:value-type="float">
            <text:p>11,1225635649787</text:p>
          </table:table-cell>
          <table:table-cell office:value-type="string" calcext:value-type="string">
            <text:p>C</text:p>
          </table:table-cell>
          <table:table-cell table:formula="of:=ROUND([.G47];0)" office:value-type="float" office:value="11" calcext:value-type="float">
            <text:p>11</text:p>
          </table:table-cell>
          <table:table-cell table:formula="of:=ROUNDDOWN([.G47];0)" office:value-type="float" office:value="11" calcext:value-type="float">
            <text:p>11</text:p>
          </table:table-cell>
          <table:table-cell table:formula="of:=-1+(1.65)^([.E47]/9)" office:value-type="float" office:value="11.2298103125" calcext:value-type="float">
            <text:p>11,2298103125</text:p>
          </table:table-cell>
          <table:table-cell/>
          <table:table-cell table:formula="of:=ROUND([.K47];0)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-1+(1.741)^([.E48]/10)" office:value-type="float" office:value="11.8136939591916" calcext:value-type="float">
            <text:p>11,8136939591916</text:p>
          </table:table-cell>
          <table:table-cell office:value-type="string" calcext:value-type="string">
            <text:p>C</text:p>
          </table:table-cell>
          <table:table-cell table:formula="of:=ROUND([.G48];0)" office:value-type="float" office:value="12" calcext:value-type="float">
            <text:p>12</text:p>
          </table:table-cell>
          <table:table-cell table:formula="of:=ROUNDDOWN([.G48];0)" office:value-type="float" office:value="11" calcext:value-type="float">
            <text:p>11</text:p>
          </table:table-cell>
          <table:table-cell table:formula="of:=-1+(1.65)^([.E48]/9)" office:value-type="float" office:value="11.9295855411253" calcext:value-type="float">
            <text:p>11,9295855411253</text:p>
          </table:table-cell>
          <table:table-cell/>
          <table:table-cell table:formula="of:=ROUND([.K48];0)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-1+(1.741)^([.E49]/10)" office:value-type="float" office:value="12.5442270110392" calcext:value-type="float">
            <text:p>12,5442270110392</text:p>
          </table:table-cell>
          <table:table-cell office:value-type="string" calcext:value-type="string">
            <text:p>C</text:p>
          </table:table-cell>
          <table:table-cell table:formula="of:=ROUND([.G49];0)" office:value-type="float" office:value="13" calcext:value-type="float">
            <text:p>13</text:p>
          </table:table-cell>
          <table:table-cell table:formula="of:=ROUNDDOWN([.G49];0)" office:value-type="float" office:value="12" calcext:value-type="float">
            <text:p>12</text:p>
          </table:table-cell>
          <table:table-cell table:formula="of:=-1+(1.65)^([.E49]/9)" office:value-type="float" office:value="12.6694010776609" calcext:value-type="float">
            <text:p>12,6694010776609</text:p>
          </table:table-cell>
          <table:table-cell/>
          <table:table-cell table:formula="of:=ROUND([.K49];0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-1+(1.741)^([.E50]/10)" office:value-type="float" office:value="13.3164091409388" calcext:value-type="float">
            <text:p>13,3164091409388</text:p>
          </table:table-cell>
          <table:table-cell office:value-type="string" calcext:value-type="string">
            <text:p>C</text:p>
          </table:table-cell>
          <table:table-cell table:formula="of:=ROUND([.G50];0)" office:value-type="float" office:value="13" calcext:value-type="float">
            <text:p>13</text:p>
          </table:table-cell>
          <table:table-cell table:formula="of:=ROUNDDOWN([.G50];0)" office:value-type="float" office:value="13" calcext:value-type="float">
            <text:p>13</text:p>
          </table:table-cell>
          <table:table-cell table:formula="of:=-1+(1.65)^([.E50]/9)" office:value-type="float" office:value="13.4515479809955" calcext:value-type="float">
            <text:p>13,4515479809955</text:p>
          </table:table-cell>
          <table:table-cell/>
          <table:table-cell table:formula="of:=ROUND([.K50];0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-1+(1.741)^([.E51]/10)" office:value-type="float" office:value="14.1326148420065" calcext:value-type="float">
            <text:p>14,1326148420065</text:p>
          </table:table-cell>
          <table:table-cell office:value-type="string" calcext:value-type="string">
            <text:p>C</text:p>
          </table:table-cell>
          <table:table-cell table:formula="of:=ROUND([.G51];0)" office:value-type="float" office:value="14" calcext:value-type="float">
            <text:p>14</text:p>
          </table:table-cell>
          <table:table-cell table:formula="of:=ROUNDDOWN([.G51];0)" office:value-type="float" office:value="14" calcext:value-type="float">
            <text:p>14</text:p>
          </table:table-cell>
          <table:table-cell table:formula="of:=-1+(1.65)^([.E51]/9)" office:value-type="float" office:value="14.2784484016876" calcext:value-type="float">
            <text:p>14,2784484016876</text:p>
          </table:table-cell>
          <table:table-cell/>
          <table:table-cell table:formula="of:=ROUND([.K51];0)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-1+(1.741)^([.E52]/10)" office:value-type="float" office:value="14.9953539817247" calcext:value-type="float">
            <text:p>14,9953539817247</text:p>
          </table:table-cell>
          <table:table-cell office:value-type="string" calcext:value-type="string">
            <text:p>C</text:p>
          </table:table-cell>
          <table:table-cell table:formula="of:=ROUND([.G52];0)" office:value-type="float" office:value="15" calcext:value-type="float">
            <text:p>15</text:p>
          </table:table-cell>
          <table:table-cell table:formula="of:=ROUNDDOWN([.G52];0)" office:value-type="float" office:value="14" calcext:value-type="float">
            <text:p>14</text:p>
          </table:table-cell>
          <table:table-cell table:formula="of:=-1+(1.65)^([.E52]/9)" office:value-type="float" office:value="15.1526630828755" calcext:value-type="float">
            <text:p>15,1526630828755</text:p>
          </table:table-cell>
          <table:table-cell/>
          <table:table-cell table:formula="of:=ROUND([.K52];0)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-1+(1.741)^([.E53]/10)" office:value-type="float" office:value="15.9072795198924" calcext:value-type="float">
            <text:p>15,9072795198924</text:p>
          </table:table-cell>
          <table:table-cell office:value-type="string" calcext:value-type="string">
            <text:p>C</text:p>
          </table:table-cell>
          <table:table-cell table:formula="of:=ROUND([.G53];0)" office:value-type="float" office:value="16" calcext:value-type="float">
            <text:p>16</text:p>
          </table:table-cell>
          <table:table-cell table:formula="of:=ROUNDDOWN([.G53];0)" office:value-type="float" office:value="15" calcext:value-type="float">
            <text:p>15</text:p>
          </table:table-cell>
          <table:table-cell table:formula="of:=-1+(1.65)^([.E53]/9)" office:value-type="float" office:value="16.0768992903801" calcext:value-type="float">
            <text:p>16,0768992903801</text:p>
          </table:table-cell>
          <table:table-cell/>
          <table:table-cell table:formula="of:=ROUND([.K53];0)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-1+(1.741)^([.E54]/10)" office:value-type="float" office:value="16.8711956665901" calcext:value-type="float">
            <text:p>16,8711956665901</text:p>
          </table:table-cell>
          <table:table-cell office:value-type="string" calcext:value-type="string">
            <text:p>C</text:p>
          </table:table-cell>
          <table:table-cell table:formula="of:=ROUND([.G54];0)" office:value-type="float" office:value="17" calcext:value-type="float">
            <text:p>17</text:p>
          </table:table-cell>
          <table:table-cell table:formula="of:=ROUNDDOWN([.G54];0)" office:value-type="float" office:value="16" calcext:value-type="float">
            <text:p>16</text:p>
          </table:table-cell>
          <table:table-cell table:formula="of:=-1+(1.65)^([.E54]/9)" office:value-type="float" office:value="17.0540191965591" calcext:value-type="float">
            <text:p>17,0540191965591</text:p>
          </table:table-cell>
          <table:table-cell/>
          <table:table-cell table:formula="of:=ROUND([.K54];0)"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-1+(1.741)^([.E55]/10)" office:value-type="float" office:value="17.8900665052458" calcext:value-type="float">
            <text:p>17,8900665052458</text:p>
          </table:table-cell>
          <table:table-cell office:value-type="string" calcext:value-type="string">
            <text:p>C</text:p>
          </table:table-cell>
          <table:table-cell table:formula="of:=ROUND([.G55];0)" office:value-type="float" office:value="18" calcext:value-type="float">
            <text:p>18</text:p>
          </table:table-cell>
          <table:table-cell table:formula="of:=ROUNDDOWN([.G55];0)" office:value-type="float" office:value="17" calcext:value-type="float">
            <text:p>17</text:p>
          </table:table-cell>
          <table:table-cell table:formula="of:=-1+(1.65)^([.E55]/9)" office:value-type="float" office:value="18.0870487438748" calcext:value-type="float">
            <text:p>18,0870487438748</text:p>
          </table:table-cell>
          <table:table-cell/>
          <table:table-cell table:formula="of:=ROUND([.K55];0)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-1+(1.741)^([.E56]/10)" office:value-type="float" office:value="18.9670251073187" calcext:value-type="float">
            <text:p>18,9670251073187</text:p>
          </table:table-cell>
          <table:table-cell office:value-type="string" calcext:value-type="string">
            <text:p>C</text:p>
          </table:table-cell>
          <table:table-cell table:formula="of:=ROUND([.G56];0)" office:value-type="float" office:value="19" calcext:value-type="float">
            <text:p>19</text:p>
          </table:table-cell>
          <table:table-cell table:formula="of:=ROUNDDOWN([.G56];0)" office:value-type="float" office:value="18" calcext:value-type="float">
            <text:p>18</text:p>
          </table:table-cell>
          <table:table-cell table:formula="of:=-1+(1.65)^([.E56]/9)" office:value-type="float" office:value="19.179187015625" calcext:value-type="float">
            <text:p>19,179187015625</text:p>
          </table:table-cell>
          <table:table-cell/>
          <table:table-cell table:formula="of:=ROUND([.K56];0)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-1+(1.741)^([.E57]/10)" office:value-type="float" office:value="20.1053831666278" calcext:value-type="float">
            <text:p>20,1053831666278</text:p>
          </table:table-cell>
          <table:table-cell office:value-type="string" calcext:value-type="string">
            <text:p>C</text:p>
          </table:table-cell>
          <table:table-cell table:formula="of:=ROUND([.G57];0)" office:value-type="float" office:value="20" calcext:value-type="float">
            <text:p>20</text:p>
          </table:table-cell>
          <table:table-cell table:formula="of:=ROUNDDOWN([.G57];0)" office:value-type="float" office:value="20" calcext:value-type="float">
            <text:p>20</text:p>
          </table:table-cell>
          <table:table-cell table:formula="of:=-1+(1.65)^([.E57]/9)" office:value-type="float" office:value="20.3338161428567" calcext:value-type="float">
            <text:p>20,3338161428567</text:p>
          </table:table-cell>
          <table:table-cell/>
          <table:table-cell table:formula="of:=ROUND([.K57];0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-1+(1.741)^([.E58]/10)" office:value-type="float" office:value="21.3086411829526" calcext:value-type="float">
            <text:p>21,3086411829526</text:p>
          </table:table-cell>
          <table:table-cell office:value-type="string" calcext:value-type="string">
            <text:p>C</text:p>
          </table:table-cell>
          <table:table-cell table:formula="of:=ROUND([.G58];0)" office:value-type="float" office:value="21" calcext:value-type="float">
            <text:p>21</text:p>
          </table:table-cell>
          <table:table-cell table:formula="of:=ROUNDDOWN([.G58];0)" office:value-type="float" office:value="21" calcext:value-type="float">
            <text:p>21</text:p>
          </table:table-cell>
          <table:table-cell table:formula="of:=-1+(1.65)^([.E58]/9)" office:value-type="float" office:value="21.5545117781405" calcext:value-type="float">
            <text:p>21,5545117781405</text:p>
          </table:table-cell>
          <table:table-cell/>
          <table:table-cell table:formula="of:=ROUND([.K58];0)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-1+(1.741)^([.E59]/10)" office:value-type="float" office:value="22.5804992262192" calcext:value-type="float">
            <text:p>22,5804992262192</text:p>
          </table:table-cell>
          <table:table-cell office:value-type="string" calcext:value-type="string">
            <text:p>C</text:p>
          </table:table-cell>
          <table:table-cell table:formula="of:=ROUND([.G59];0)" office:value-type="float" office:value="23" calcext:value-type="float">
            <text:p>23</text:p>
          </table:table-cell>
          <table:table-cell table:formula="of:=ROUNDDOWN([.G59];0)" office:value-type="float" office:value="22" calcext:value-type="float">
            <text:p>22</text:p>
          </table:table-cell>
          <table:table-cell table:formula="of:=-1+(1.65)^([.E59]/9)" office:value-type="float" office:value="22.8450541686426" calcext:value-type="float">
            <text:p>22,8450541686426</text:p>
          </table:table-cell>
          <table:table-cell/>
          <table:table-cell table:formula="of:=ROUND([.K59];0)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-1+(1.741)^([.E60]/10)" office:value-type="float" office:value="23.9248683143745" calcext:value-type="float">
            <text:p>23,9248683143745</text:p>
          </table:table-cell>
          <table:table-cell office:value-type="string" calcext:value-type="string">
            <text:p>C</text:p>
          </table:table-cell>
          <table:table-cell table:formula="of:=ROUND([.G60];0)" office:value-type="float" office:value="24" calcext:value-type="float">
            <text:p>24</text:p>
          </table:table-cell>
          <table:table-cell table:formula="of:=ROUNDDOWN([.G60];0)" office:value-type="float" office:value="23" calcext:value-type="float">
            <text:p>23</text:p>
          </table:table-cell>
          <table:table-cell table:formula="of:=-1+(1.65)^([.E60]/9)" office:value-type="float" office:value="24.2094398627845" calcext:value-type="float">
            <text:p>24,2094398627845</text:p>
          </table:table-cell>
          <table:table-cell/>
          <table:table-cell table:formula="of:=ROUND([.K60];0)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-1+(1.741)^([.E61]/10)" office:value-type="float" office:value="25.3458824399334" calcext:value-type="float">
            <text:p>25,3458824399334</text:p>
          </table:table-cell>
          <table:table-cell office:value-type="string" calcext:value-type="string">
            <text:p>C</text:p>
          </table:table-cell>
          <table:table-cell table:formula="of:=ROUND([.G61];0)" office:value-type="float" office:value="25" calcext:value-type="float">
            <text:p>25</text:p>
          </table:table-cell>
          <table:table-cell table:formula="of:=ROUNDDOWN([.G61];0)" office:value-type="float" office:value="25" calcext:value-type="float">
            <text:p>25</text:p>
          </table:table-cell>
          <table:table-cell table:formula="of:=-1+(1.65)^([.E61]/9)" office:value-type="float" office:value="25.6518940867445" calcext:value-type="float">
            <text:p>25,6518940867445</text:p>
          </table:table-cell>
          <table:table-cell/>
          <table:table-cell table:formula="of:=ROUND([.K61];0)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-1+(1.741)^([.E62]/10)" office:value-type="float" office:value="26.8479112821827" calcext:value-type="float">
            <text:p>26,8479112821827</text:p>
          </table:table-cell>
          <table:table-cell office:value-type="string" calcext:value-type="string">
            <text:p>C</text:p>
          </table:table-cell>
          <table:table-cell table:formula="of:=ROUND([.G62];0)" office:value-type="float" office:value="27" calcext:value-type="float">
            <text:p>27</text:p>
          </table:table-cell>
          <table:table-cell table:formula="of:=ROUNDDOWN([.G62];0)" office:value-type="float" office:value="26" calcext:value-type="float">
            <text:p>26</text:p>
          </table:table-cell>
          <table:table-cell table:formula="of:=-1+(1.65)^([.E62]/9)" office:value-type="float" office:value="27.1768838291272" calcext:value-type="float">
            <text:p>27,1768838291272</text:p>
          </table:table-cell>
          <table:table-cell/>
          <table:table-cell table:formula="of:=ROUND([.K62];0)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-1+(1.741)^([.E63]/10)" office:value-type="float" office:value="28.4355736441326" calcext:value-type="float">
            <text:p>28,4355736441326</text:p>
          </table:table-cell>
          <table:table-cell office:value-type="string" calcext:value-type="string">
            <text:p>C</text:p>
          </table:table-cell>
          <table:table-cell table:formula="of:=ROUND([.G63];0)" office:value-type="float" office:value="28" calcext:value-type="float">
            <text:p>28</text:p>
          </table:table-cell>
          <table:table-cell table:formula="of:=ROUNDDOWN([.G63];0)" office:value-type="float" office:value="28" calcext:value-type="float">
            <text:p>28</text:p>
          </table:table-cell>
          <table:table-cell table:formula="of:=-1+(1.65)^([.E63]/9)" office:value-type="float" office:value="28.7891316743226" calcext:value-type="float">
            <text:p>28,7891316743226</text:p>
          </table:table-cell>
          <table:table-cell/>
          <table:table-cell table:formula="of:=ROUND([.K63];0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-1+(1.741)^([.E64]/10)" office:value-type="float" office:value="30.1137516555333" calcext:value-type="float">
            <text:p>30,1137516555333</text:p>
          </table:table-cell>
          <table:table-cell office:value-type="string" calcext:value-type="string">
            <text:p>C</text:p>
          </table:table-cell>
          <table:table-cell table:formula="of:=ROUND([.G64];0)" office:value-type="float" office:value="30" calcext:value-type="float">
            <text:p>30</text:p>
          </table:table-cell>
          <table:table-cell table:formula="of:=ROUNDDOWN([.G64];0)" office:value-type="float" office:value="30" calcext:value-type="float">
            <text:p>30</text:p>
          </table:table-cell>
          <table:table-cell table:formula="of:=-1+(1.65)^([.E64]/9)" office:value-type="float" office:value="30.4936304273933" calcext:value-type="float">
            <text:p>30,4936304273933</text:p>
          </table:table-cell>
          <table:table-cell/>
          <table:table-cell table:formula="of:=ROUND([.K64];0)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formula="of:=-1+(1.741)^([.E65]/10)" office:value-type="float" office:value="31.8876057856329" calcext:value-type="float">
            <text:p>31,8876057856329</text:p>
          </table:table-cell>
          <table:table-cell office:value-type="string" calcext:value-type="string">
            <text:p>C</text:p>
          </table:table-cell>
          <table:table-cell table:formula="of:=ROUND([.G65];0)" office:value-type="float" office:value="32" calcext:value-type="float">
            <text:p>32</text:p>
          </table:table-cell>
          <table:table-cell table:formula="of:=ROUNDDOWN([.G65];0)" office:value-type="float" office:value="31" calcext:value-type="float">
            <text:p>31</text:p>
          </table:table-cell>
          <table:table-cell table:formula="of:=-1+(1.65)^([.E65]/9)" office:value-type="float" office:value="32.2956585757812" calcext:value-type="float">
            <text:p>32,2956585757812</text:p>
          </table:table-cell>
          <table:table-cell/>
          <table:table-cell table:formula="of:=ROUND([.K65];0)"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-1+(1.741)^([.E66]/10)" office:value-type="float" office:value="33.7625907118418" calcext:value-type="float">
            <text:p>33,7625907118418</text:p>
          </table:table-cell>
          <table:table-cell office:value-type="string" calcext:value-type="string">
            <text:p>C</text:p>
          </table:table-cell>
          <table:table-cell table:formula="of:=ROUND([.G66];0)" office:value-type="float" office:value="34" calcext:value-type="float">
            <text:p>34</text:p>
          </table:table-cell>
          <table:table-cell table:formula="of:=ROUNDDOWN([.G66];0)" office:value-type="float" office:value="33" calcext:value-type="float">
            <text:p>33</text:p>
          </table:table-cell>
          <table:table-cell table:formula="of:=-1+(1.65)^([.E66]/9)" office:value-type="float" office:value="34.2007966357136" calcext:value-type="float">
            <text:p>34,2007966357136</text:p>
          </table:table-cell>
          <table:table-cell/>
          <table:table-cell table:formula="of:=ROUND([.K66];0)" office:value-type="float" office:value="34" calcext:value-type="float">
            <text:p>34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-1+(1.741)^([.E67]/10)" office:value-type="float" office:value="35.7444720930991" calcext:value-type="float">
            <text:p>35,7444720930991</text:p>
          </table:table-cell>
          <table:table-cell office:value-type="string" calcext:value-type="string">
            <text:p>C</text:p>
          </table:table-cell>
          <table:table-cell table:formula="of:=ROUND([.G67];0)" office:value-type="float" office:value="36" calcext:value-type="float">
            <text:p>36</text:p>
          </table:table-cell>
          <table:table-cell table:formula="of:=ROUNDDOWN([.G67];0)" office:value-type="float" office:value="35" calcext:value-type="float">
            <text:p>35</text:p>
          </table:table-cell>
          <table:table-cell table:formula="of:=-1+(1.65)^([.E67]/9)" office:value-type="float" office:value="36.2149444339319" calcext:value-type="float">
            <text:p>36,2149444339319</text:p>
          </table:table-cell>
          <table:table-cell/>
          <table:table-cell table:formula="of:=ROUND([.K67];0)" office:value-type="float" office:value="36" calcext:value-type="float">
            <text:p>3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formula="of:=-1+(1.741)^([.E68]/10)" office:value-type="float" office:value="37.8393442995204" calcext:value-type="float">
            <text:p>37,8393442995204</text:p>
          </table:table-cell>
          <table:table-cell office:value-type="string" calcext:value-type="string">
            <text:p>C</text:p>
          </table:table-cell>
          <table:table-cell table:formula="of:=ROUND([.G68];0)" office:value-type="float" office:value="38" calcext:value-type="float">
            <text:p>38</text:p>
          </table:table-cell>
          <table:table-cell table:formula="of:=ROUNDDOWN([.G68];0)" office:value-type="float" office:value="37" calcext:value-type="float">
            <text:p>37</text:p>
          </table:table-cell>
          <table:table-cell table:formula="of:=-1+(1.65)^([.E68]/9)" office:value-type="float" office:value="38.3443393782602" calcext:value-type="float">
            <text:p>38,3443393782602</text:p>
          </table:table-cell>
          <table:table-cell/>
          <table:table-cell table:formula="of:=ROUND([.K68];0)"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-1+(1.741)^([.E69]/10)" office:value-type="float" office:value="40.0536491528477" calcext:value-type="float">
            <text:p>40,0536491528477</text:p>
          </table:table-cell>
          <table:table-cell office:value-type="string" calcext:value-type="string">
            <text:p>C</text:p>
          </table:table-cell>
          <table:table-cell table:formula="of:=ROUND([.G69];0)" office:value-type="float" office:value="40" calcext:value-type="float">
            <text:p>40</text:p>
          </table:table-cell>
          <table:table-cell table:formula="of:=ROUNDDOWN([.G69];0)" office:value-type="float" office:value="40" calcext:value-type="float">
            <text:p>40</text:p>
          </table:table-cell>
          <table:table-cell table:formula="of:=-1+(1.65)^([.E69]/9)" office:value-type="float" office:value="40.5955757735944" calcext:value-type="float">
            <text:p>40,5955757735944</text:p>
          </table:table-cell>
          <table:table-cell/>
          <table:table-cell table:formula="of:=ROUND([.K69];0)"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-1+(1.741)^([.E70]/10)" office:value-type="float" office:value="42.394195735326" calcext:value-type="float">
            <text:p>42,394195735326</text:p>
          </table:table-cell>
          <table:table-cell office:value-type="string" calcext:value-type="string">
            <text:p>C</text:p>
          </table:table-cell>
          <table:table-cell table:formula="of:=ROUND([.G70];0)" office:value-type="float" office:value="42" calcext:value-type="float">
            <text:p>42</text:p>
          </table:table-cell>
          <table:table-cell table:formula="of:=ROUNDDOWN([.G70];0)" office:value-type="float" office:value="42" calcext:value-type="float">
            <text:p>42</text:p>
          </table:table-cell>
          <table:table-cell table:formula="of:=-1+(1.65)^([.E70]/9)" office:value-type="float" office:value="42.9756252431285" calcext:value-type="float">
            <text:p>42,9756252431285</text:p>
          </table:table-cell>
          <table:table-cell/>
          <table:table-cell table:formula="of:=ROUND([.K70];0)"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formula="of:=-1+(1.741)^([.E71]/10)" office:value-type="float" office:value="44.868181327924" calcext:value-type="float">
            <text:p>44,868181327924</text:p>
          </table:table-cell>
          <table:table-cell office:value-type="string" calcext:value-type="string">
            <text:p>C</text:p>
          </table:table-cell>
          <table:table-cell table:formula="of:=ROUND([.G71];0)" office:value-type="float" office:value="45" calcext:value-type="float">
            <text:p>45</text:p>
          </table:table-cell>
          <table:table-cell table:formula="of:=ROUNDDOWN([.G71];0)" office:value-type="float" office:value="44" calcext:value-type="float">
            <text:p>44</text:p>
          </table:table-cell>
          <table:table-cell table:formula="of:=-1+(1.65)^([.E71]/9)" office:value-type="float" office:value="45.4918583180599" calcext:value-type="float">
            <text:p>45,4918583180599</text:p>
          </table:table-cell>
          <table:table-cell/>
          <table:table-cell table:formula="of:=ROUND([.K71];0)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70" calcext:value-type="float">
            <text:p>70</text:p>
          </table:table-cell>
          <table:table-cell table:formula="of:=-1+(1.741)^([.E72]/10)" office:value-type="float" office:value="47.4832135422801" calcext:value-type="float">
            <text:p>47,4832135422801</text:p>
          </table:table-cell>
          <table:table-cell office:value-type="string" calcext:value-type="string">
            <text:p>C</text:p>
          </table:table-cell>
          <table:table-cell table:formula="of:=ROUND([.G72];0)" office:value-type="float" office:value="47" calcext:value-type="float">
            <text:p>47</text:p>
          </table:table-cell>
          <table:table-cell table:formula="of:=ROUNDDOWN([.G72];0)" office:value-type="float" office:value="47" calcext:value-type="float">
            <text:p>47</text:p>
          </table:table-cell>
          <table:table-cell table:formula="of:=-1+(1.65)^([.E72]/9)" office:value-type="float" office:value="48.1520672626323" calcext:value-type="float">
            <text:p>48,1520672626323</text:p>
          </table:table-cell>
          <table:table-cell/>
          <table:table-cell table:formula="of:=ROUND([.K72];0)" office:value-type="float" office:value="48" calcext:value-type="float">
            <text:p>48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-1+(1.741)^([.E73]/10)" office:value-type="float" office:value="50.2473337144349" calcext:value-type="float">
            <text:p>50,2473337144349</text:p>
          </table:table-cell>
          <table:table-cell office:value-type="string" calcext:value-type="string">
            <text:p>C</text:p>
          </table:table-cell>
          <table:table-cell table:formula="of:=ROUND([.G73];0)" office:value-type="float" office:value="50" calcext:value-type="float">
            <text:p>50</text:p>
          </table:table-cell>
          <table:table-cell table:formula="of:=ROUNDDOWN([.G73];0)" office:value-type="float" office:value="50" calcext:value-type="float">
            <text:p>50</text:p>
          </table:table-cell>
          <table:table-cell table:formula="of:=-1+(1.65)^([.E73]/9)" office:value-type="float" office:value="50.964490205199" calcext:value-type="float">
            <text:p>50,964490205199</text:p>
          </table:table-cell>
          <table:table-cell/>
          <table:table-cell table:formula="of:=ROUND([.K73];0)"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-1+(1.741)^([.E74]/10)" office:value-type="float" office:value="53.1690416322835" calcext:value-type="float">
            <text:p>53,1690416322835</text:p>
          </table:table-cell>
          <table:table-cell office:value-type="string" calcext:value-type="string">
            <text:p>C</text:p>
          </table:table-cell>
          <table:table-cell table:formula="of:=ROUND([.G74];0)" office:value-type="float" office:value="53" calcext:value-type="float">
            <text:p>53</text:p>
          </table:table-cell>
          <table:table-cell table:formula="of:=ROUNDDOWN([.G74];0)" office:value-type="float" office:value="53" calcext:value-type="float">
            <text:p>53</text:p>
          </table:table-cell>
          <table:table-cell table:formula="of:=-1+(1.65)^([.E74]/9)" office:value-type="float" office:value="53.937836650039" calcext:value-type="float">
            <text:p>53,937836650039</text:p>
          </table:table-cell>
          <table:table-cell/>
          <table:table-cell table:formula="of:=ROUND([.K74];0)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formula="of:=-1+(1.741)^([.E75]/10)" office:value-type="float" office:value="56.2573216727869" calcext:value-type="float">
            <text:p>56,2573216727869</text:p>
          </table:table-cell>
          <table:table-cell office:value-type="string" calcext:value-type="string">
            <text:p>C</text:p>
          </table:table-cell>
          <table:table-cell table:formula="of:=ROUND([.G75];0)" office:value-type="float" office:value="56" calcext:value-type="float">
            <text:p>56</text:p>
          </table:table-cell>
          <table:table-cell table:formula="of:=ROUNDDOWN([.G75];0)" office:value-type="float" office:value="56" calcext:value-type="float">
            <text:p>56</text:p>
          </table:table-cell>
          <table:table-cell table:formula="of:=-1+(1.65)^([.E75]/9)" office:value-type="float" office:value="57.0813144489274" calcext:value-type="float">
            <text:p>57,0813144489274</text:p>
          </table:table-cell>
          <table:table-cell/>
          <table:table-cell table:formula="of:=ROUND([.K75];0)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-1+(1.741)^([.E76]/10)" office:value-type="float" office:value="59.5216704293166" calcext:value-type="float">
            <text:p>59,5216704293166</text:p>
          </table:table-cell>
          <table:table-cell office:value-type="string" calcext:value-type="string">
            <text:p>C</text:p>
          </table:table-cell>
          <table:table-cell table:formula="of:=ROUND([.G76];0)" office:value-type="float" office:value="60" calcext:value-type="float">
            <text:p>60</text:p>
          </table:table-cell>
          <table:table-cell table:formula="of:=ROUNDDOWN([.G76];0)" office:value-type="float" office:value="59" calcext:value-type="float">
            <text:p>59</text:p>
          </table:table-cell>
          <table:table-cell table:formula="of:=-1+(1.65)^([.E76]/9)" office:value-type="float" office:value="60.4046583159876" calcext:value-type="float">
            <text:p>60,4046583159876</text:p>
          </table:table-cell>
          <table:table-cell/>
          <table:table-cell table:formula="of:=ROUND([.K76];0)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formula="of:=-1+(1.741)^([.E77]/10)" office:value-type="float" office:value="62.9721259140855" calcext:value-type="float">
            <text:p>62,9721259140855</text:p>
          </table:table-cell>
          <table:table-cell office:value-type="string" calcext:value-type="string">
            <text:p>C</text:p>
          </table:table-cell>
          <table:table-cell table:formula="of:=ROUND([.G77];0)" office:value-type="float" office:value="63" calcext:value-type="float">
            <text:p>63</text:p>
          </table:table-cell>
          <table:table-cell table:formula="of:=ROUNDDOWN([.G77];0)" office:value-type="float" office:value="62" calcext:value-type="float">
            <text:p>62</text:p>
          </table:table-cell>
          <table:table-cell table:formula="of:=-1+(1.65)^([.E77]/9)" office:value-type="float" office:value="63.9181599741294" calcext:value-type="float">
            <text:p>63,9181599741294</text:p>
          </table:table-cell>
          <table:table-cell/>
          <table:table-cell table:formula="of:=ROUND([.K77];0)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formula="of:=-1+(1.741)^([.E78]/10)" office:value-type="float" office:value="66.6192984254651" calcext:value-type="float">
            <text:p>66,6192984254651</text:p>
          </table:table-cell>
          <table:table-cell office:value-type="string" calcext:value-type="string">
            <text:p>C</text:p>
          </table:table-cell>
          <table:table-cell table:formula="of:=ROUND([.G78];0)" office:value-type="float" office:value="67" calcext:value-type="float">
            <text:p>67</text:p>
          </table:table-cell>
          <table:table-cell table:formula="of:=ROUNDDOWN([.G78];0)" office:value-type="float" office:value="66" calcext:value-type="float">
            <text:p>66</text:p>
          </table:table-cell>
          <table:table-cell table:formula="of:=-1+(1.65)^([.E78]/9)" office:value-type="float" office:value="67.6327000264308" calcext:value-type="float">
            <text:p>67,6327000264308</text:p>
          </table:table-cell>
          <table:table-cell/>
          <table:table-cell table:formula="of:=ROUND([.K78];0)" office:value-type="float" office:value="68" calcext:value-type="float">
            <text:p>68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formula="of:=-1+(1.741)^([.E79]/10)" office:value-type="float" office:value="70.4744031751078" calcext:value-type="float">
            <text:p>70,4744031751078</text:p>
          </table:table-cell>
          <table:table-cell office:value-type="string" calcext:value-type="string">
            <text:p>C</text:p>
          </table:table-cell>
          <table:table-cell table:formula="of:=ROUND([.G79];0)" office:value-type="float" office:value="70" calcext:value-type="float">
            <text:p>70</text:p>
          </table:table-cell>
          <table:table-cell table:formula="of:=ROUNDDOWN([.G79];0)" office:value-type="float" office:value="70" calcext:value-type="float">
            <text:p>70</text:p>
          </table:table-cell>
          <table:table-cell table:formula="of:=-1+(1.65)^([.E79]/9)" office:value-type="float" office:value="71.559781651162" calcext:value-type="float">
            <text:p>71,559781651162</text:p>
          </table:table-cell>
          <table:table-cell/>
          <table:table-cell table:formula="of:=ROUND([.K79];0)" office:value-type="float" office:value="72" calcext:value-type="float">
            <text:p>72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formula="of:=-1+(1.741)^([.E80]/10)" office:value-type="float" office:value="74.5492947752026" calcext:value-type="float">
            <text:p>74,5492947752026</text:p>
          </table:table-cell>
          <table:table-cell office:value-type="string" calcext:value-type="string">
            <text:p>C</text:p>
          </table:table-cell>
          <table:table-cell table:formula="of:=ROUND([.G80];0)" office:value-type="float" office:value="75" calcext:value-type="float">
            <text:p>75</text:p>
          </table:table-cell>
          <table:table-cell table:formula="of:=ROUNDDOWN([.G80];0)" office:value-type="float" office:value="74" calcext:value-type="float">
            <text:p>74</text:p>
          </table:table-cell>
          <table:table-cell table:formula="of:=-1+(1.65)^([.E80]/9)" office:value-type="float" office:value="75.7115662247989" calcext:value-type="float">
            <text:p>75,7115662247989</text:p>
          </table:table-cell>
          <table:table-cell/>
          <table:table-cell table:formula="of:=ROUND([.K80];0)"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table:formula="of:=-1+(1.741)^([.E81]/10)" office:value-type="float" office:value="78.8565036919157" calcext:value-type="float">
            <text:p>78,8565036919157</text:p>
          </table:table-cell>
          <table:table-cell office:value-type="string" calcext:value-type="string">
            <text:p>C</text:p>
          </table:table-cell>
          <table:table-cell table:formula="of:=ROUND([.G81];0)" office:value-type="float" office:value="79" calcext:value-type="float">
            <text:p>79</text:p>
          </table:table-cell>
          <table:table-cell table:formula="of:=ROUNDDOWN([.G81];0)" office:value-type="float" office:value="78" calcext:value-type="float">
            <text:p>78</text:p>
          </table:table-cell>
          <table:table-cell table:formula="of:=-1+(1.65)^([.E81]/9)" office:value-type="float" office:value="80.1009109833433" calcext:value-type="float">
            <text:p>80,1009109833433</text:p>
          </table:table-cell>
          <table:table-cell/>
          <table:table-cell table:formula="of:=ROUND([.K81];0)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-1+(1.741)^([.E82]/10)" office:value-type="float" office:value="83.4092747771097" calcext:value-type="float">
            <text:p>83,4092747771097</text:p>
          </table:table-cell>
          <table:table-cell office:value-type="string" calcext:value-type="string">
            <text:p>C</text:p>
          </table:table-cell>
          <table:table-cell table:formula="of:=ROUND([.G82];0)" office:value-type="float" office:value="83" calcext:value-type="float">
            <text:p>83</text:p>
          </table:table-cell>
          <table:table-cell table:formula="of:=ROUNDDOWN([.G82];0)" office:value-type="float" office:value="83" calcext:value-type="float">
            <text:p>83</text:p>
          </table:table-cell>
          <table:table-cell table:formula="of:=-1+(1.65)^([.E82]/9)" office:value-type="float" office:value="84.7414088385784" calcext:value-type="float">
            <text:p>84,7414088385784</text:p>
          </table:table-cell>
          <table:table-cell/>
          <table:table-cell table:formula="of:=ROUND([.K82];0)"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formula="of:=-1+(1.741)^([.E83]/10)" office:value-type="float" office:value="88.2216079968312" calcext:value-type="float">
            <text:p>88,2216079968312</text:p>
          </table:table-cell>
          <table:table-cell office:value-type="string" calcext:value-type="string">
            <text:p>C</text:p>
          </table:table-cell>
          <table:table-cell table:formula="of:=ROUND([.G83];0)" office:value-type="float" office:value="88" calcext:value-type="float">
            <text:p>88</text:p>
          </table:table-cell>
          <table:table-cell table:formula="of:=ROUNDDOWN([.G83];0)" office:value-type="float" office:value="88" calcext:value-type="float">
            <text:p>88</text:p>
          </table:table-cell>
          <table:table-cell table:formula="of:=-1+(1.65)^([.E83]/9)" office:value-type="float" office:value="89.6474304725644" calcext:value-type="float">
            <text:p>89,6474304725644</text:p>
          </table:table-cell>
          <table:table-cell/>
          <table:table-cell table:formula="of:=ROUND([.K83];0)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table:formula="of:=-1+(1.741)^([.E84]/10)" office:value-type="float" office:value="93.3083014818054" calcext:value-type="float">
            <text:p>93,3083014818054</text:p>
          </table:table-cell>
          <table:table-cell office:value-type="string" calcext:value-type="string">
            <text:p>C</text:p>
          </table:table-cell>
          <table:table-cell table:formula="of:=ROUND([.G84];0)" office:value-type="float" office:value="93" calcext:value-type="float">
            <text:p>93</text:p>
          </table:table-cell>
          <table:table-cell table:formula="of:=ROUNDDOWN([.G84];0)" office:value-type="float" office:value="93" calcext:value-type="float">
            <text:p>93</text:p>
          </table:table-cell>
          <table:table-cell table:formula="of:=-1+(1.65)^([.E84]/9)" office:value-type="float" office:value="94.8341688407303" calcext:value-type="float">
            <text:p>94,8341688407303</text:p>
          </table:table-cell>
          <table:table-cell/>
          <table:table-cell table:formula="of:=ROUND([.K84];0)" office:value-type="float" office:value="95" calcext:value-type="float">
            <text:p>9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table:formula="of:=-1+(1.741)^([.E85]/10)" office:value-type="float" office:value="98.684997032322" calcext:value-type="float">
            <text:p>98,684997032322</text:p>
          </table:table-cell>
          <table:table-cell office:value-type="string" calcext:value-type="string">
            <text:p>C</text:p>
          </table:table-cell>
          <table:table-cell table:formula="of:=ROUND([.G85];0)" office:value-type="float" office:value="99" calcext:value-type="float">
            <text:p>99</text:p>
          </table:table-cell>
          <table:table-cell table:formula="of:=ROUNDDOWN([.G85];0)" office:value-type="float" office:value="98" calcext:value-type="float">
            <text:p>98</text:p>
          </table:table-cell>
          <table:table-cell table:formula="of:=-1+(1.65)^([.E85]/9)" office:value-type="float" office:value="100.317686221379" calcext:value-type="float">
            <text:p>100,317686221379</text:p>
          </table:table-cell>
          <table:table-cell/>
          <table:table-cell table:formula="of:=ROUND([.K85];0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formula="of:=-1+(1.741)^([.E86]/10)" office:value-type="float" office:value="104.36822821744" calcext:value-type="float">
            <text:p>104,36822821744</text:p>
          </table:table-cell>
          <table:table-cell office:value-type="string" calcext:value-type="string">
            <text:p>C</text:p>
          </table:table-cell>
          <table:table-cell table:formula="of:=ROUND([.G86];0)" office:value-type="float" office:value="104" calcext:value-type="float">
            <text:p>104</text:p>
          </table:table-cell>
          <table:table-cell table:formula="of:=ROUNDDOWN([.G86];0)" office:value-type="float" office:value="104" calcext:value-type="float">
            <text:p>104</text:p>
          </table:table-cell>
          <table:table-cell table:formula="of:=-1+(1.65)^([.E86]/9)" office:value-type="float" office:value="106.114963957314" calcext:value-type="float">
            <text:p>106,114963957314</text:p>
          </table:table-cell>
          <table:table-cell/>
          <table:table-cell table:formula="of:=ROUND([.K86];0)"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table:formula="of:=-1+(1.741)^([.E87]/10)" office:value-type="float" office:value="110.375471216423" calcext:value-type="float">
            <text:p>110,375471216423</text:p>
          </table:table-cell>
          <table:table-cell office:value-type="string" calcext:value-type="string">
            <text:p>C</text:p>
          </table:table-cell>
          <table:table-cell table:formula="of:=ROUND([.G87];0)" office:value-type="float" office:value="110" calcext:value-type="float">
            <text:p>110</text:p>
          </table:table-cell>
          <table:table-cell table:formula="of:=ROUNDDOWN([.G87];0)" office:value-type="float" office:value="110" calcext:value-type="float">
            <text:p>110</text:p>
          </table:table-cell>
          <table:table-cell table:formula="of:=-1+(1.65)^([.E87]/9)" office:value-type="float" office:value="112.243955043611" calcext:value-type="float">
            <text:p>112,243955043611</text:p>
          </table:table-cell>
          <table:table-cell/>
          <table:table-cell table:formula="of:=ROUND([.K87];0)"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table:formula="of:=-1+(1.741)^([.E88]/10)" office:value-type="float" office:value="116.725198558735" calcext:value-type="float">
            <text:p>116,725198558735</text:p>
          </table:table-cell>
          <table:table-cell office:value-type="string" calcext:value-type="string">
            <text:p>C</text:p>
          </table:table-cell>
          <table:table-cell table:formula="of:=ROUND([.G88];0)" office:value-type="float" office:value="117" calcext:value-type="float">
            <text:p>117</text:p>
          </table:table-cell>
          <table:table-cell table:formula="of:=ROUNDDOWN([.G88];0)" office:value-type="float" office:value="116" calcext:value-type="float">
            <text:p>116</text:p>
          </table:table-cell>
          <table:table-cell table:formula="of:=-1+(1.65)^([.E88]/9)" office:value-type="float" office:value="118.723639724417" calcext:value-type="float">
            <text:p>118,723639724417</text:p>
          </table:table-cell>
          <table:table-cell/>
          <table:table-cell table:formula="of:=ROUND([.K88];0)" office:value-type="float" office:value="119" calcext:value-type="float">
            <text:p>119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table:formula="of:=-1+(1.741)^([.E89]/10)" office:value-type="float" office:value="123.436935927863" calcext:value-type="float">
            <text:p>123,436935927863</text:p>
          </table:table-cell>
          <table:table-cell office:value-type="string" calcext:value-type="string">
            <text:p>C</text:p>
          </table:table-cell>
          <table:table-cell table:formula="of:=ROUND([.G89];0)" office:value-type="float" office:value="123" calcext:value-type="float">
            <text:p>123</text:p>
          </table:table-cell>
          <table:table-cell table:formula="of:=ROUNDDOWN([.G89];0)" office:value-type="float" office:value="123" calcext:value-type="float">
            <text:p>123</text:p>
          </table:table-cell>
          <table:table-cell table:formula="of:=-1+(1.65)^([.E89]/9)" office:value-type="float" office:value="125.574084270918" calcext:value-type="float">
            <text:p>125,574084270918</text:p>
          </table:table-cell>
          <table:table-cell/>
          <table:table-cell table:formula="of:=ROUND([.K89];0)" office:value-type="float" office:value="126" calcext:value-type="float">
            <text:p>126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table:formula="of:=-1+(1.741)^([.E90]/10)" office:value-type="float" office:value="130.531322203628" calcext:value-type="float">
            <text:p>130,531322203628</text:p>
          </table:table-cell>
          <table:table-cell office:value-type="string" calcext:value-type="string">
            <text:p>C</text:p>
          </table:table-cell>
          <table:table-cell table:formula="of:=ROUND([.G90];0)" office:value-type="float" office:value="131" calcext:value-type="float">
            <text:p>131</text:p>
          </table:table-cell>
          <table:table-cell table:formula="of:=ROUNDDOWN([.G90];0)" office:value-type="float" office:value="130" calcext:value-type="float">
            <text:p>130</text:p>
          </table:table-cell>
          <table:table-cell table:formula="of:=-1+(1.65)^([.E90]/9)" office:value-type="float" office:value="132.816503122516" calcext:value-type="float">
            <text:p>132,816503122516</text:p>
          </table:table-cell>
          <table:table-cell/>
          <table:table-cell table:formula="of:=ROUND([.K90];0)" office:value-type="float" office:value="133" calcext:value-type="float">
            <text:p>133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table:formula="of:=-1+(1.741)^([.E91]/10)" office:value-type="float" office:value="138.030172927625" calcext:value-type="float">
            <text:p>138,030172927625</text:p>
          </table:table-cell>
          <table:table-cell office:value-type="string" calcext:value-type="string">
            <text:p>C</text:p>
          </table:table-cell>
          <table:table-cell table:formula="of:=ROUND([.G91];0)" office:value-type="float" office:value="138" calcext:value-type="float">
            <text:p>138</text:p>
          </table:table-cell>
          <table:table-cell table:formula="of:=ROUNDDOWN([.G91];0)" office:value-type="float" office:value="138" calcext:value-type="float">
            <text:p>138</text:p>
          </table:table-cell>
          <table:table-cell table:formula="of:=-1+(1.65)^([.E91]/9)" office:value-type="float" office:value="140.473324583654" calcext:value-type="float">
            <text:p>140,473324583654</text:p>
          </table:table-cell>
          <table:table-cell/>
          <table:table-cell table:formula="of:=ROUND([.K91];0)" office:value-type="float" office:value="140" calcext:value-type="float">
            <text:p>14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-1+(1.741)^([.E92]/10)" office:value-type="float" office:value="145.956547386948" calcext:value-type="float">
            <text:p>145,956547386948</text:p>
          </table:table-cell>
          <table:table-cell office:value-type="string" calcext:value-type="string">
            <text:p>C</text:p>
          </table:table-cell>
          <table:table-cell table:formula="of:=ROUND([.G92];0)" office:value-type="float" office:value="146" calcext:value-type="float">
            <text:p>146</text:p>
          </table:table-cell>
          <table:table-cell table:formula="of:=ROUNDDOWN([.G92];0)" office:value-type="float" office:value="145" calcext:value-type="float">
            <text:p>145</text:p>
          </table:table-cell>
          <table:table-cell table:formula="of:=-1+(1.65)^([.E92]/9)" office:value-type="float" office:value="148.568260279731" calcext:value-type="float">
            <text:p>148,568260279731</text:p>
          </table:table-cell>
          <table:table-cell/>
          <table:table-cell table:formula="of:=ROUND([.K92];0)" office:value-type="float" office:value="149" calcext:value-type="float">
            <text:p>149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table:formula="of:=-1+(1.741)^([.E93]/10)" office:value-type="float" office:value="154.334819522483" calcext:value-type="float">
            <text:p>154,334819522483</text:p>
          </table:table-cell>
          <table:table-cell office:value-type="string" calcext:value-type="string">
            <text:p>C</text:p>
          </table:table-cell>
          <table:table-cell table:formula="of:=ROUND([.G93];0)" office:value-type="float" office:value="154" calcext:value-type="float">
            <text:p>154</text:p>
          </table:table-cell>
          <table:table-cell table:formula="of:=ROUNDDOWN([.G93];0)" office:value-type="float" office:value="154" calcext:value-type="float">
            <text:p>154</text:p>
          </table:table-cell>
          <table:table-cell table:formula="of:=-1+(1.65)^([.E93]/9)" office:value-type="float" office:value="157.126378587205" calcext:value-type="float">
            <text:p>157,126378587205</text:p>
          </table:table-cell>
          <table:table-cell/>
          <table:table-cell table:formula="of:=ROUND([.K93];0)" office:value-type="float" office:value="157" calcext:value-type="float">
            <text:p>157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formula="of:=-1+(1.741)^([.E94]/10)" office:value-type="float" office:value="163.190752879823" calcext:value-type="float">
            <text:p>163,190752879823</text:p>
          </table:table-cell>
          <table:table-cell office:value-type="string" calcext:value-type="string">
            <text:p>C</text:p>
          </table:table-cell>
          <table:table-cell table:formula="of:=ROUND([.G94];0)" office:value-type="float" office:value="163" calcext:value-type="float">
            <text:p>163</text:p>
          </table:table-cell>
          <table:table-cell table:formula="of:=ROUNDDOWN([.G94];0)" office:value-type="float" office:value="163" calcext:value-type="float">
            <text:p>163</text:p>
          </table:table-cell>
          <table:table-cell table:formula="of:=-1+(1.65)^([.E94]/9)" office:value-type="float" office:value="166.174182265276" calcext:value-type="float">
            <text:p>166,174182265276</text:p>
          </table:table-cell>
          <table:table-cell/>
          <table:table-cell table:formula="of:=ROUND([.K94];0)" office:value-type="float" office:value="166" calcext:value-type="float">
            <text:p>166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210" calcext:value-type="float">
            <text:p>210</text:p>
          </table:table-cell>
          <table:table-cell table:formula="of:=-1+(1.741)^([.E95]/10)" office:value-type="float" office:value="172.551579833273" calcext:value-type="float">
            <text:p>172,551579833273</text:p>
          </table:table-cell>
          <table:table-cell office:value-type="string" calcext:value-type="string">
            <text:p>C</text:p>
          </table:table-cell>
          <table:table-cell table:formula="of:=ROUND([.G95];0)" office:value-type="float" office:value="173" calcext:value-type="float">
            <text:p>173</text:p>
          </table:table-cell>
          <table:table-cell table:formula="of:=ROUNDDOWN([.G95];0)" office:value-type="float" office:value="172" calcext:value-type="float">
            <text:p>172</text:p>
          </table:table-cell>
          <table:table-cell table:formula="of:=-1+(1.65)^([.E95]/9)" office:value-type="float" office:value="175.739690529567" calcext:value-type="float">
            <text:p>175,739690529567</text:p>
          </table:table-cell>
          <table:table-cell/>
          <table:table-cell table:formula="of:=ROUND([.K95];0)" office:value-type="float" office:value="176" calcext:value-type="float">
            <text:p>176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table:formula="of:=-1+(1.741)^([.E96]/10)" office:value-type="float" office:value="182.446085326564" calcext:value-type="float">
            <text:p>182,446085326564</text:p>
          </table:table-cell>
          <table:table-cell office:value-type="string" calcext:value-type="string">
            <text:p>C</text:p>
          </table:table-cell>
          <table:table-cell table:formula="of:=ROUND([.G96];0)" office:value-type="float" office:value="182" calcext:value-type="float">
            <text:p>182</text:p>
          </table:table-cell>
          <table:table-cell table:formula="of:=ROUNDDOWN([.G96];0)" office:value-type="float" office:value="182" calcext:value-type="float">
            <text:p>182</text:p>
          </table:table-cell>
          <table:table-cell table:formula="of:=-1+(1.65)^([.E96]/9)" office:value-type="float" office:value="185.852525821958" calcext:value-type="float">
            <text:p>185,852525821958</text:p>
          </table:table-cell>
          <table:table-cell/>
          <table:table-cell table:formula="of:=ROUND([.K96];0)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230" calcext:value-type="float">
            <text:p>230</text:p>
          </table:table-cell>
          <table:table-cell table:formula="of:=-1+(1.741)^([.E97]/10)" office:value-type="float" office:value="192.904695387792" calcext:value-type="float">
            <text:p>192,904695387792</text:p>
          </table:table-cell>
          <table:table-cell office:value-type="string" calcext:value-type="string">
            <text:p>C</text:p>
          </table:table-cell>
          <table:table-cell table:formula="of:=ROUND([.G97];0)" office:value-type="float" office:value="193" calcext:value-type="float">
            <text:p>193</text:p>
          </table:table-cell>
          <table:table-cell table:formula="of:=ROUNDDOWN([.G97];0)" office:value-type="float" office:value="192" calcext:value-type="float">
            <text:p>192</text:p>
          </table:table-cell>
          <table:table-cell table:formula="of:=-1+(1.65)^([.E97]/9)" office:value-type="float" office:value="196.544005545288" calcext:value-type="float">
            <text:p>196,544005545288</text:p>
          </table:table-cell>
          <table:table-cell/>
          <table:table-cell table:formula="of:=ROUND([.K97];0)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formula="of:=-1+(1.741)^([.E98]/10)" office:value-type="float" office:value="203.959570690757" calcext:value-type="float">
            <text:p>203,959570690757</text:p>
          </table:table-cell>
          <table:table-cell office:value-type="string" calcext:value-type="string">
            <text:p>C</text:p>
          </table:table-cell>
          <table:table-cell table:formula="of:=ROUND([.G98];0)" office:value-type="float" office:value="204" calcext:value-type="float">
            <text:p>204</text:p>
          </table:table-cell>
          <table:table-cell table:formula="of:=ROUNDDOWN([.G98];0)" office:value-type="float" office:value="203" calcext:value-type="float">
            <text:p>203</text:p>
          </table:table-cell>
          <table:table-cell table:formula="of:=-1+(1.65)^([.E98]/9)" office:value-type="float" office:value="207.847239047015" calcext:value-type="float">
            <text:p>207,847239047015</text:p>
          </table:table-cell>
          <table:table-cell/>
          <table:table-cell table:formula="of:=ROUND([.K98];0)" office:value-type="float" office:value="208" calcext:value-type="float">
            <text:p>208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table:formula="of:=-1+(1.741)^([.E99]/10)" office:value-type="float" office:value="215.644705450409" calcext:value-type="float">
            <text:p>215,644705450409</text:p>
          </table:table-cell>
          <table:table-cell office:value-type="string" calcext:value-type="string">
            <text:p>C</text:p>
          </table:table-cell>
          <table:table-cell table:formula="of:=ROUND([.G99];0)" office:value-type="float" office:value="216" calcext:value-type="float">
            <text:p>216</text:p>
          </table:table-cell>
          <table:table-cell table:formula="of:=ROUNDDOWN([.G99];0)" office:value-type="float" office:value="215" calcext:value-type="float">
            <text:p>215</text:p>
          </table:table-cell>
          <table:table-cell table:formula="of:=-1+(1.65)^([.E99]/9)" office:value-type="float" office:value="219.797230152152" calcext:value-type="float">
            <text:p>219,797230152152</text:p>
          </table:table-cell>
          <table:table-cell/>
          <table:table-cell table:formula="of:=ROUND([.K99];0)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254" calcext:value-type="float">
            <text:p>254</text:p>
          </table:table-cell>
          <table:table-cell table:formula="of:=-1+(1.741)^([.E100]/10)" office:value-type="float" office:value="227.996031956516" calcext:value-type="float">
            <text:p>227,996031956516</text:p>
          </table:table-cell>
          <table:table-cell office:value-type="string" calcext:value-type="string">
            <text:p>C</text:p>
          </table:table-cell>
          <table:table-cell table:formula="of:=ROUND([.G100];0)" office:value-type="float" office:value="228" calcext:value-type="float">
            <text:p>228</text:p>
          </table:table-cell>
          <table:table-cell table:formula="of:=ROUNDDOWN([.G100];0)" office:value-type="float" office:value="227" calcext:value-type="float">
            <text:p>227</text:p>
          </table:table-cell>
          <table:table-cell table:formula="of:=-1+(1.65)^([.E100]/9)" office:value-type="float" office:value="232.43098556303" calcext:value-type="float">
            <text:p>232,43098556303</text:p>
          </table:table-cell>
          <table:table-cell/>
          <table:table-cell table:formula="of:=ROUND([.K100];0)"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254" calcext:value-type="float">
            <text:p>254</text:p>
          </table:table-cell>
          <table:table-cell table:formula="of:=-1+(1.741)^([.E101]/10)" office:value-type="float" office:value="241.051531066995" calcext:value-type="float">
            <text:p>241,051531066995</text:p>
          </table:table-cell>
          <table:table-cell office:value-type="string" calcext:value-type="string">
            <text:p>C</text:p>
          </table:table-cell>
          <table:table-cell table:formula="of:=ROUND([.G101];0)" office:value-type="float" office:value="241" calcext:value-type="float">
            <text:p>241</text:p>
          </table:table-cell>
          <table:table-cell table:formula="of:=ROUNDDOWN([.G101];0)" office:value-type="float" office:value="241" calcext:value-type="float">
            <text:p>241</text:p>
          </table:table-cell>
          <table:table-cell table:formula="of:=-1+(1.65)^([.E101]/9)" office:value-type="float" office:value="245.787629461557" calcext:value-type="float">
            <text:p>245,787629461557</text:p>
          </table:table-cell>
          <table:table-cell/>
          <table:table-cell table:formula="of:=ROUND([.K101];0)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</text:p>
          </table:table-cell>
          <table:table-cell table:formula="of:=ROUND([.G102];0)" office:value-type="float" office:value="255" calcext:value-type="float">
            <text:p>255</text:p>
          </table:table-cell>
          <table:table-cell table:formula="of:=ROUNDDOWN([.G102];0)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ROUND([.K102];0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9T03:04:32.542000000</meta:creation-date>
    <dc:date>2021-07-09T14:18:27.307000000</dc:date>
    <meta:editing-duration>PT4M11S</meta:editing-duration>
    <meta:editing-cycles>1</meta:editing-cycles>
    <meta:document-statistic meta:table-count="1" meta:cell-count="834" meta:object-count="5"/>
    <meta:generator>LibreOffice/7.0.5.2$Windows_X86_64 LibreOffice_project/64390860c6cd0aca4beafafcfd84613dd9dfb63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03cm" svg:height="19.988cm" xlink:href=".." xlink:type="simple" chart:class="chart:line" chart:style-name="ch1">
        <chart:legend chart:legend-position="end" svg:x="27.371cm" svg:y="9.188cm" style:legend-expansion="high" chart:style-name="ch2"/>
        <chart:plot-area chart:style-name="ch3" table:cell-range-address="List1.E2:List1.F102 List1.I2:List1.J102" chart:data-source-has-labels="column" svg:x="0.606cm" svg:y="0.399cm" svg:width="26.159cm" svg:height="19.19cm">
          <chart:coordinate-region svg:x="1.429cm" svg:y="0.601cm" svg:width="25.336cm" svg:height="18.183cm"/>
          <chart:axis chart:dimension="x" chart:name="primary-x" chart:style-name="ch4" chartooo:axis-type="auto">
            <chartooo:date-scale/>
            <chart:categories table:cell-range-address="List1.E2:List1.E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F2:List1.F102" chart:class="chart:line">
            <chart:data-point chart:repeated="101"/>
          </chart:series>
          <chart:series chart:style-name="ch7" chart:values-cell-range-address="List1.I2:List1.I102" chart:class="chart:line">
            <chart:data-point chart:repeated="101"/>
          </chart:series>
          <chart:series chart:style-name="ch8" chart:values-cell-range-address="List1.J2:List1.J10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F</text:p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1.E2:List1.E102</svg:desc>
                </draw:g>
              </table:table-cell>
              <table:table-cell office:value-type="float" office:value="0">
                <text:p>0</text:p>
                <draw:g>
                  <svg:desc>List1.F2:List1.F102</svg:desc>
                </draw:g>
              </table:table-cell>
              <table:table-cell office:value-type="float" office:value="0">
                <text:p>0</text:p>
                <draw:g>
                  <svg:desc>List1.I2:List1.I102</svg:desc>
                </draw:g>
              </table:table-cell>
              <table:table-cell office:value-type="float" office:value="0">
                <text:p>0</text:p>
                <draw:g>
                  <svg:desc>List1.J2:List1.J1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39">
                <text:p>139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4">
                <text:p>144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0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60">
                <text:p>160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0">
                <text:p>19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10">
                <text:p>210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0">
                <text:p>220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0">
                <text:p>230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row>
      <mi>B</mi>
      <mi mathvariant="normal">:</mi>
      <mrow>
        <mi>y</mi>
        <mo stretchy="false">=</mo>
        <mn>1</mn>
      </mrow>
      <mi>,</mi>
      <mrow>
        <mi>x</mi>
        <mo stretchy="false">∈</mo>
        <mtext>&lt;1;19&gt;</mtext>
      </mrow>
    </mrow>
    <annotation encoding="StarMath 5.0">B: y=1 ,x  in  "&lt;1;19&gt;"</annotation>
  </semantics>
</math>
</file>

<file path=Object 3/content.xml><?xml version="1.0" encoding="utf-8"?>
<math xmlns="http://www.w3.org/1998/Math/MathML" display="block">
  <semantics>
    <mrow>
      <mi>A</mi>
      <mi mathvariant="normal">:</mi>
      <mrow>
        <mi>y</mi>
        <mo stretchy="false">=</mo>
        <mn>0</mn>
      </mrow>
      <mi>,</mi>
      <mrow>
        <mi>x</mi>
        <mo stretchy="false">=</mo>
        <mn>0</mn>
      </mrow>
      <mi>;</mi>
    </mrow>
    <annotation encoding="StarMath 5.0">A: y=0 ,x=0;</annotation>
  </semantics>
</math>
</file>

<file path=Object 4/content.xml><?xml version="1.0" encoding="utf-8"?>
<math xmlns="http://www.w3.org/1998/Math/MathML" display="block">
  <semantics>
    <mrow>
      <mi>C</mi>
      <mi mathvariant="normal">:</mi>
      <mrow>
        <mi>y</mi>
        <mo stretchy="false">=</mo>
        <mrow>
          <mrow>
            <mo stretchy="false">−</mo>
            <mn>1</mn>
          </mrow>
          <mo stretchy="false">+</mo>
          <msup>
            <mrow>
              <mo fence="true" stretchy="false">(</mo>
              <mrow>
                <mn>1,741</mn>
              </mrow>
              <mo fence="true" stretchy="false">)</mo>
            </mrow>
            <mfrac>
              <mi>x</mi>
              <mn>10</mn>
            </mfrac>
          </msup>
        </mrow>
      </mrow>
      <mi>,</mi>
      <mrow>
        <mi>x</mi>
        <mo stretchy="false">∈</mo>
        <mtext> &lt;20;99&gt;</mtext>
      </mrow>
    </mrow>
    <annotation encoding="StarMath 5.0">C:y=-1 + (1,741)^ {{x} over {10}}  ,x  in " &lt;20;99&gt;"</annotation>
  </semantics>
</math>
</file>

<file path=Object 5/content.xml><?xml version="1.0" encoding="utf-8"?>
<math xmlns="http://www.w3.org/1998/Math/MathML" display="block">
  <semantics>
    <mrow>
      <mi>D</mi>
      <mi mathvariant="normal">:</mi>
      <mrow>
        <mi>y</mi>
        <mo stretchy="false">=</mo>
        <mn>255</mn>
      </mrow>
      <mi>,</mi>
      <mrow>
        <mi>x</mi>
        <mo stretchy="false">=</mo>
        <mn>100</mn>
      </mrow>
      <mi>;</mi>
    </mrow>
    <annotation encoding="StarMath 5.0">D:y=255 ,x=100;</annotation>
  </semantics>
</math>
</file>